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fo:hyphenate="true"/>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fo:hyphenate="true"/>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indent="0in"/>
      <style:text-properties style:font-name-complex="Calibri" fo:font-size="12pt" style:font-size-asian="12pt" style:font-size-complex="12pt"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0-15T10:33:00Z</meta:creation-date>
    <dc:date>2024-10-15T10:37:00Z</dc:date>
    <meta:template xlink:href="Normal.dotm" xlink:type="simple"/>
    <meta:editing-cycles>4</meta:editing-cycles>
    <meta:editing-duration>PT0S</meta:editing-duration>
    <meta:document-statistic meta:page-count="11" meta:paragraph-count="51" meta:word-count="3507" meta:character-count="25554" meta:row-count="184" meta:non-whitespace-character-count="22098"/>
  </office:meta>
</office:document-meta>
</file>